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69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5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63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3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39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4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6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1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8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40"/>
        <table:table-column table:style-name="co1" table:number-columns-repeated="1022" table:default-cell-style-name="ce40"/>
        <table:table-row table:style-name="ro1">
          <table:table-cell table:style-name="ce54" office:value-type="string" calcext:value-type="string">
            <text:p>全部位終了消去</text:p>
          </table:table-cell>
          <table:table-cell table:style-name="ce43"/>
          <table:table-cell table:style-name="ce43" office:value-type="string" calcext:value-type="string">
            <text:p>印刷</text:p>
          </table:table-cell>
          <table:table-cell table:style-name="ce62" office:value-type="string" calcext:value-type="string">
            <text:p>月末印刷</text:p>
          </table:table-cell>
          <table:table-cell table:style-name="ce43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office:annotation draw:style-name="gr1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2">
          <table:table-cell table:style-name="ce61" office:value-type="string" calcext:value-type="string">
            <text:p>黒行</text:p>
          </table:table-cell>
          <table:table-cell table:style-name="ce69" table:number-columns-repeated="1023"/>
        </table:table-row>
        <table:table-row table:style-name="ro2">
          <table:table-cell table:style-name="ce45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35" office:value-type="date" office:date-value="2018-08-26" calcext:value-type="date">
            <text:p>2018-8</text:p>
          </table:table-cell>
          <table:table-cell table:style-name="ce63"/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CheckBox2sate": 1, "CheckBox1sate": 0, "Width": 174, "OptionCheck": false, "Height": 113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loseCheck": true, "CheckBox2sate": 1, "CheckBox1sate": 0, "Width": 164, "OptionCheck": false, "Height": 164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loseCheck": true, "CheckBox2sate": 1, "CheckBox1sate": 0, "Width": 339, "OptionCheck": false, "Height": 77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loseCheck": true, "CheckBox2sate": 1, "CheckBox1sate": 0, "Width": 190, "OptionCheck": false, "Height": 119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loseCheck": true, "CheckBox2sate": 1, "CheckBox1sate": 0, "Width": 340, "OptionCheck": false, "Height": 102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loseCheck": tru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Height": 75, "CheckBox1sate": 0, "OptionCheck": false, "Width": 104, "CheckBox2sate": 1, "CloseCheck": false}</text:p>
          </table:table-cell>
        </table:table-row>
      </table:table>
      <table:table table:name="00000000" table:style-name="ta1"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1" table:number-columns-repeated="947" table:default-cell-style-name="ce40"/>
        <table:table-column table:style-name="co1" table:number-columns-repeated="72" table:default-cell-style-name="ce53"/>
        <table:table-row table:style-name="ro2">
          <table:table-cell table:style-name="ce23" office:value-type="string" calcext:value-type="string" table:number-columns-spanned="2" table:number-rows-spanned="1">
            <text:p>一覧へ</text:p>
          </table:table-cell>
          <table:covered-table-cell/>
          <table:table-cell table:style-name="ce23" office:value-type="string" calcext:value-type="string" table:number-columns-spanned="2" table:number-rows-spanned="1">
            <text:p>月更新</text:p>
          </table:table-cell>
          <table:covered-table-cell/>
          <table:table-cell table:style-name="ce45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41" table:number-columns-repeated="2"/>
          <table:table-cell table:style-name="ce42"/>
          <table:table-cell table:style-name="ce46"/>
          <table:table-cell table:number-columns-repeated="1019"/>
        </table:table-row>
        <table:table-row table:style-name="ro2" table:number-rows-repeated="30">
          <table:table-cell table:style-name="ce37"/>
          <table:table-cell table:style-name="ce39" table:number-columns-repeated="2"/>
          <table:table-cell table:style-name="ce44"/>
          <table:table-cell table:style-name="ce51"/>
          <table:table-cell table:number-columns-repeated="1019"/>
        </table:table-row>
        <table:table-row table:style-name="ro2">
          <table:table-cell table:style-name="ce39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office:forms form:automatic-focus="false" form:apply-design-mode="false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8" table:default-cell-style-name="ce40"/>
        <table:table-column table:style-name="co9" table:number-columns-repeated="8" table:default-cell-style-name="ce40"/>
        <table:table-column table:style-name="co1" table:number-columns-repeated="955" table:default-cell-style-name="ce40"/>
        <table:table-column table:style-name="co1" table:number-columns-repeated="56" table:default-cell-style-name="ce53"/>
        <table:table-row table:style-name="ro2"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style-name="ce45" office:value-type="string" calcext:value-type="string">
            <text:p>00131570</text:p>
          </table:table-cell>
          <table:table-cell table:style-name="ce7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4" office:value-type="float" office:value="33" calcext:value-type="float">
            <text:p>33</text:p>
          </table:table-cell>
          <table:table-cell table:style-name="ce68" office:value-type="date" office:date-value="2018-08-01" calcext:value-type="date">
            <text:p>2018/08/01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3" calcext:value-type="float">
            <text:p>33</text:p>
          </table:table-cell>
          <table:table-cell table:style-name="ce51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10" table:default-cell-style-name="ce40"/>
        <table:table-column table:style-name="co9" table:number-columns-repeated="8" table:default-cell-style-name="ce40"/>
        <table:table-column table:style-name="co1" table:number-columns-repeated="907" table:default-cell-style-name="ce40"/>
        <table:table-column table:style-name="co1" table:number-columns-repeated="104" table:default-cell-style-name="ce53"/>
        <table:table-row table:style-name="ro2"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style-name="ce45" office:value-type="string" calcext:value-type="string">
            <text:p>00045454</text:p>
          </table:table-cell>
          <table:table-cell table:style-name="ce7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39" table:number-columns-repeated="2"/>
          <table:table-cell table:style-name="ce39" office:value-type="float" office:value="35" calcext:value-type="float">
            <text:p>35</text:p>
          </table:table-cell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01" calcext:value-type="date">
            <text:p>2018-8-0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02" calcext:value-type="date">
            <text:p>2018-8-0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03" calcext:value-type="date">
            <text:p>2018-8-0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04" calcext:value-type="date">
            <text:p>2018-8-0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05" calcext:value-type="date">
            <text:p>2018-8-0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06" calcext:value-type="date">
            <text:p>2018-8-0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07" calcext:value-type="date">
            <text:p>2018-8-0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08" calcext:value-type="date">
            <text:p>2018-8-0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09" calcext:value-type="date">
            <text:p>2018-8-0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0" calcext:value-type="date">
            <text:p>2018-8-1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1" calcext:value-type="date">
            <text:p>2018-8-1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2" calcext:value-type="date">
            <text:p>2018-8-1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3" calcext:value-type="date">
            <text:p>2018-8-1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4" calcext:value-type="date">
            <text:p>2018-8-1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5" calcext:value-type="date">
            <text:p>2018-8-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6" calcext:value-type="date">
            <text:p>2018-8-1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7" calcext:value-type="date">
            <text:p>2018-8-1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8" calcext:value-type="date">
            <text:p>2018-8-1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19" calcext:value-type="date">
            <text:p>2018-8-1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0" calcext:value-type="date">
            <text:p>2018-8-2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1" calcext:value-type="date">
            <text:p>2018-8-2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2" calcext:value-type="date">
            <text:p>2018-8-2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3" calcext:value-type="date">
            <text:p>2018-8-2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4" calcext:value-type="date">
            <text:p>2018-8-2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5" calcext:value-type="date">
            <text:p>2018-8-2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6" calcext:value-type="date">
            <text:p>2018-8-2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7" calcext:value-type="date">
            <text:p>2018-8-2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8" calcext:value-type="date">
            <text:p>2018-8-2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29" calcext:value-type="date">
            <text:p>2018-8-2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30" calcext:value-type="date">
            <text:p>2018-8-3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67" table:number-columns-repeated="3"/>
          <table:table-cell table:style-name="ce44" office:value-type="float" office:value="35" calcext:value-type="float">
            <text:p>35</text:p>
          </table:table-cell>
          <table:table-cell table:style-name="ce71" office:value-type="date" office:date-value="2018-08-31" calcext:value-type="date">
            <text:p>2018-8-31</text:p>
          </table:table-cell>
          <table:table-cell table:style-name="ce67" table:number-columns-repeated="8"/>
          <table:table-cell table:number-columns-repeated="1011"/>
        </table:table-row>
        <table:table-row table:style-name="ro2">
          <table:table-cell table:style-name="ce39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過去月" table:base-cell-address="$config.$B$19" table:cell-range-address="$config.$B$19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00/00/00</text:date>, <text:time style:data-style-name="N2" text:time-value="23:09:35.02285400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30T23:10:30.147675238</dc:date>
    <meta:editing-duration>P1DT13H29M58S</meta:editing-duration>
    <meta:editing-cycles>401</meta:editing-cycles>
    <meta:generator>LibreOffice/5.4.1.2$Linux_x86 LibreOffice_project/ea7cb86e6eeb2bf3a5af73a8f7777ac570321527</meta:generator>
    <meta:print-date>2018-08-30T23:09:39.195440824</meta:print-date>
    <meta:document-statistic meta:table-count="5" meta:cell-count="699" meta:object-count="0"/>
  </office:meta>
</office:document-meta>
</file>